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94cm" table:align="margins"/>
    </style:style>
    <style:style style:name="Table1.A" style:family="table-column">
      <style:table-column-properties style:column-width="1.346cm" style:rel-column-width="3684*"/>
    </style:style>
    <style:style style:name="Table1.B" style:family="table-column">
      <style:table-column-properties style:column-width="1.432cm" style:rel-column-width="3920*"/>
    </style:style>
    <style:style style:name="Table1.C" style:family="table-column">
      <style:table-column-properties style:column-width="4.244cm" style:rel-column-width="11617*"/>
    </style:style>
    <style:style style:name="Table1.D" style:family="table-column">
      <style:table-column-properties style:column-width="2.681cm" style:rel-column-width="7339*"/>
    </style:style>
    <style:style style:name="Table1.E" style:family="table-column">
      <style:table-column-properties style:column-width="3.577cm" style:rel-column-width="9792*"/>
    </style:style>
    <style:style style:name="Table1.F" style:family="table-column">
      <style:table-column-properties style:column-width="1.312cm" style:rel-column-width="3592*"/>
    </style:style>
    <style:style style:name="Table1.G" style:family="table-column">
      <style:table-column-properties style:column-width="9.349cm" style:rel-column-width="2559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fo:padding="0.097cm" fo:border-left="0.05pt solid #000000" fo:border-right="none" fo:border-top="none" fo:border-bottom="0.05pt solid #000000"/>
    </style:style>
    <style:style style:name="Table1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none" fo:border-top="none" fo:border-bottom="0.05pt solid #000000"/>
    </style:style>
    <style:style style:name="Table1.F12" style:family="table-cell">
      <style:table-cell-properties fo:padding="0.097cm" fo:border-left="0.05pt solid #000000" fo:border-right="none" fo:border-top="none" fo:border-bottom="0.05pt solid #000000"/>
    </style:style>
    <style:style style:name="Table1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none" fo:border-top="none" fo:border-bottom="0.05pt solid #000000"/>
    </style:style>
    <style:style style:name="Table1.F13" style:family="table-cell">
      <style:table-cell-properties fo:padding="0.097cm" fo:border-left="0.05pt solid #000000" fo:border-right="none" fo:border-top="none" fo:border-bottom="0.05pt solid #000000"/>
    </style:style>
    <style:style style:name="Table1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none" fo:border-top="none" fo:border-bottom="0.05pt solid #000000"/>
    </style:style>
    <style:style style:name="Table1.F14" style:family="table-cell">
      <style:table-cell-properties fo:padding="0.097cm" fo:border-left="0.05pt solid #000000" fo:border-right="none" fo:border-top="none" fo:border-bottom="0.05pt solid #000000"/>
    </style:style>
    <style:style style:name="Table1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none" fo:border-top="none" fo:border-bottom="0.05pt solid #000000"/>
    </style:style>
    <style:style style:name="Table1.F15" style:family="table-cell">
      <style:table-cell-properties fo:padding="0.097cm" fo:border-left="0.05pt solid #000000" fo:border-right="none" fo:border-top="none" fo:border-bottom="0.05pt solid #000000"/>
    </style:style>
    <style:style style:name="Table1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none" fo:border-top="none" fo:border-bottom="0.05pt solid #000000"/>
    </style:style>
    <style:style style:name="Table1.F16" style:family="table-cell">
      <style:table-cell-properties fo:padding="0.097cm" fo:border-left="0.05pt solid #000000" fo:border-right="none" fo:border-top="none" fo:border-bottom="0.05pt solid #000000"/>
    </style:style>
    <style:style style:name="Table1.G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none" fo:border-top="none" fo:border-bottom="0.05pt solid #000000"/>
    </style:style>
    <style:style style:name="Table1.E17" style:family="table-cell">
      <style:table-cell-properties fo:padding="0.097cm" fo:border-left="0.05pt solid #000000" fo:border-right="none" fo:border-top="none" fo:border-bottom="0.05pt solid #000000"/>
    </style:style>
    <style:style style:name="Table1.F17" style:family="table-cell">
      <style:table-cell-properties fo:padding="0.097cm" fo:border-left="0.05pt solid #000000" fo:border-right="none" fo:border-top="none" fo:border-bottom="0.05pt solid #000000"/>
    </style:style>
    <style:style style:name="Table1.G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none" fo:border-top="none" fo:border-bottom="0.05pt solid #000000"/>
    </style:style>
    <style:style style:name="Table1.E18" style:family="table-cell">
      <style:table-cell-properties fo:padding="0.097cm" fo:border-left="0.05pt solid #000000" fo:border-right="none" fo:border-top="none" fo:border-bottom="0.05pt solid #000000"/>
    </style:style>
    <style:style style:name="Table1.F18" style:family="table-cell">
      <style:table-cell-properties fo:padding="0.097cm" fo:border-left="0.05pt solid #000000" fo:border-right="none" fo:border-top="none" fo:border-bottom="0.05pt solid #000000"/>
    </style:style>
    <style:style style:name="Table1.G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none" fo:border-top="none" fo:border-bottom="0.05pt solid #000000"/>
    </style:style>
    <style:style style:name="Table1.E19" style:family="table-cell">
      <style:table-cell-properties fo:padding="0.097cm" fo:border-left="0.05pt solid #000000" fo:border-right="none" fo:border-top="none" fo:border-bottom="0.05pt solid #000000"/>
    </style:style>
    <style:style style:name="Table1.F19" style:family="table-cell">
      <style:table-cell-properties fo:padding="0.097cm" fo:border-left="0.05pt solid #000000" fo:border-right="none" fo:border-top="none" fo:border-bottom="0.05pt solid #000000"/>
    </style:style>
    <style:style style:name="Table1.G1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Verdana" fo:font-size="8pt" officeooo:rsid="000bf211" officeooo:paragraph-rsid="000bf211" style:font-size-asian="7pt" style:font-size-complex="8pt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officeooo:rsid="000a4d60" officeooo:paragraph-rsid="000a4d60" style:font-size-asian="8pt" style:font-size-complex="8pt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officeooo:paragraph-rsid="0010325a" style:font-size-asian="8pt" style:font-size-complex="8pt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officeooo:rsid="00123bd3" officeooo:paragraph-rsid="00123bd3" style:font-size-asian="8pt" style:font-size-complex="8pt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fo:font-weight="bold" officeooo:rsid="000a4d60" officeooo:paragraph-rsid="0010325a" style:font-size-asian="8pt" style:font-size-complex="8pt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fo:font-weight="bold" officeooo:rsid="0018e191" officeooo:paragraph-rsid="0018e191" style:font-size-asian="8pt" style:font-size-complex="8pt"/>
    </style:style>
    <style:style style:name="P7" style:family="paragraph" style:parent-style-name="Table_20_Contents">
      <style:text-properties style:font-name="Verdana" fo:font-size="8pt" style:font-size-asian="8pt" style:font-size-complex="8pt"/>
    </style:style>
    <style:style style:name="P8" style:family="paragraph" style:parent-style-name="Table_20_Contents">
      <style:text-properties style:font-name="Verdana" fo:font-size="8pt" officeooo:rsid="0010325a" officeooo:paragraph-rsid="0010325a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8pt" officeooo:rsid="0010325a" officeooo:paragraph-rsid="0010325a" style:font-size-asian="8pt" style:font-size-complex="8pt"/>
    </style:style>
    <style:style style:name="P10" style:family="paragraph" style:parent-style-name="Table_20_Contents">
      <style:text-properties style:font-name="Verdana" fo:font-size="8pt" officeooo:rsid="0014c8ff" officeooo:paragraph-rsid="0014c8ff" style:font-size-asian="8pt" style:font-size-complex="8pt"/>
    </style:style>
    <style:style style:name="P11" style:family="paragraph" style:parent-style-name="Table_20_Contents">
      <style:text-properties style:font-name="Verdana" fo:font-size="8pt" officeooo:rsid="0016a2b8" officeooo:paragraph-rsid="0016a2b8" style:font-size-asian="8pt" style:font-size-complex="8pt"/>
    </style:style>
    <style:style style:name="P12" style:family="paragraph" style:parent-style-name="Table_20_Contents">
      <style:text-properties style:font-name="Verdana" fo:font-size="8pt" officeooo:rsid="001b18ea" officeooo:paragraph-rsid="001b18ea" style:font-size-asian="8pt" style:font-size-complex="8pt"/>
    </style:style>
    <style:style style:name="P13" style:family="paragraph" style:parent-style-name="Table_20_Contents">
      <style:text-properties style:font-name="Verdana" fo:font-size="8pt" officeooo:rsid="001cd64e" officeooo:paragraph-rsid="001cd64e" style:font-size-asian="8pt" style:font-size-complex="8pt"/>
    </style:style>
    <style:style style:name="P14" style:family="paragraph" style:parent-style-name="Table_20_Contents">
      <style:text-properties style:font-name="Verdana" fo:font-size="8pt" officeooo:rsid="001e7c4c" officeooo:paragraph-rsid="001e7c4c" style:font-size-asian="8pt" style:font-size-complex="8pt"/>
    </style:style>
    <style:style style:name="P15" style:family="paragraph" style:parent-style-name="Table_20_Contents">
      <style:text-properties style:font-name="Verdana" fo:font-size="8pt" officeooo:rsid="001fbadb" officeooo:paragraph-rsid="001fbadb" style:font-size-asian="8pt" style:font-size-complex="8pt"/>
    </style:style>
    <style:style style:name="P16" style:family="paragraph" style:parent-style-name="Table_20_Contents">
      <style:text-properties style:font-name="Verdana" fo:font-size="8pt" officeooo:rsid="001bc712" officeooo:paragraph-rsid="001bc712" style:font-size-asian="8pt" style:font-size-complex="8pt"/>
    </style:style>
    <style:style style:name="P17" style:family="paragraph" style:parent-style-name="Table_20_Contents">
      <style:text-properties style:font-name="Verdana" fo:font-size="8pt" officeooo:rsid="0022560a" officeooo:paragraph-rsid="0022560a" style:font-size-asian="8pt" style:font-size-complex="8pt"/>
    </style:style>
    <style:style style:name="P18" style:family="paragraph" style:parent-style-name="Table_20_Contents">
      <style:text-properties style:font-name="Verdana" fo:font-size="8pt" officeooo:rsid="00214d1a" officeooo:paragraph-rsid="00214d1a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0325a" officeooo:paragraph-rsid="0010325a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2b8" officeooo:paragraph-rsid="0016a2b8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8e191" officeooo:paragraph-rsid="0018e191" style:font-size-asian="8pt" style:font-weight-asian="bold" style:font-size-complex="8pt" style:font-weight-complex="bold"/>
    </style:style>
    <style:style style:name="P22" style:family="paragraph" style:parent-style-name="Table_20_Contents">
      <style:text-properties style:font-name="Verdana" fo:font-size="8pt" style:font-size-asian="8pt" style:font-size-complex="8pt"/>
    </style:style>
    <style:style style:name="P23" style:family="paragraph" style:parent-style-name="Table_20_Contents">
      <style:text-properties style:font-name="Verdana" fo:font-size="8pt" officeooo:rsid="001b18ea" officeooo:paragraph-rsid="001b18ea" style:font-size-asian="8pt" style:font-size-complex="8pt"/>
    </style:style>
    <style:style style:name="P24" style:family="paragraph" style:parent-style-name="Table_20_Contents">
      <style:text-properties style:font-name="Verdana" fo:font-size="8pt" officeooo:rsid="001b18ea" officeooo:paragraph-rsid="0025310e" style:font-size-asian="8pt" style:font-size-complex="8pt"/>
    </style:style>
    <style:style style:name="P25" style:family="paragraph" style:parent-style-name="Table_20_Contents">
      <style:text-properties style:font-name="Verdana" fo:font-size="8pt" officeooo:rsid="0010325a" officeooo:paragraph-rsid="0010325a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8pt" officeooo:rsid="0010325a" officeooo:paragraph-rsid="0010325a" style:font-size-asian="8pt" style:font-size-complex="8pt"/>
    </style:style>
    <style:style style:name="P27" style:family="paragraph" style:parent-style-name="Table_20_Contents">
      <style:text-properties style:font-name="Verdana" fo:font-size="8pt" officeooo:rsid="0010325a" officeooo:paragraph-rsid="00266e67" style:font-size-asian="8pt" style:font-size-complex="8pt"/>
    </style:style>
    <style:style style:name="P28" style:family="paragraph" style:parent-style-name="Table_20_Contents">
      <style:text-properties style:font-name="Verdana" fo:font-size="8pt" officeooo:rsid="0016a2b8" officeooo:paragraph-rsid="0025310e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officeooo:rsid="0016a2b8" officeooo:paragraph-rsid="0016a2b8" style:font-size-asian="8pt" style:font-size-complex="8pt"/>
    </style:style>
    <style:style style:name="P30" style:family="paragraph" style:parent-style-name="Table_20_Contents">
      <style:text-properties style:font-name="Verdana" fo:font-size="8pt" officeooo:rsid="0025310e" officeooo:paragraph-rsid="0025310e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officeooo:rsid="0025310e" officeooo:paragraph-rsid="0025310e" style:font-size-asian="8pt" style:font-size-complex="8pt"/>
    </style:style>
    <style:style style:name="P32" style:family="paragraph" style:parent-style-name="Table_20_Contents">
      <style:text-properties style:font-name="Verdana" fo:font-size="8pt" officeooo:rsid="0022560a" officeooo:paragraph-rsid="0022560a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officeooo:rsid="0014c8ff" officeooo:paragraph-rsid="0014c8ff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8pt" officeooo:rsid="0027d72e" officeooo:paragraph-rsid="0027d72e" style:font-size-asian="8pt" style:font-size-complex="8pt"/>
    </style:style>
    <style:style style:name="T1" style:family="text">
      <style:text-properties officeooo:rsid="00113475"/>
    </style:style>
    <style:style style:name="T2" style:family="text">
      <style:text-properties fo:font-weight="bold"/>
    </style:style>
    <style:style style:name="T3" style:family="text">
      <style:text-properties fo:font-weight="bold" officeooo:rsid="000151aa"/>
    </style:style>
    <style:style style:name="T4" style:family="text">
      <style:text-properties officeooo:rsid="00175d96"/>
    </style:style>
    <style:style style:name="T5" style:family="text">
      <style:text-properties fo:font-weight="normal" officeooo:rsid="001b18ea" style:font-weight-asian="normal" style:font-weight-complex="normal"/>
    </style:style>
    <style:style style:name="T6" style:family="text">
      <style:text-properties officeooo:rsid="001bc712"/>
    </style:style>
    <style:style style:name="T7" style:family="text">
      <style:text-properties officeooo:rsid="001dae3e"/>
    </style:style>
    <style:style style:name="T8" style:family="text">
      <style:text-properties officeooo:rsid="00240b0a"/>
    </style:style>
    <style:style style:name="T9" style:family="text">
      <style:text-properties officeooo:rsid="00243090"/>
    </style:style>
    <style:style style:name="T10" style:family="text">
      <style:text-properties officeooo:rsid="0025310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C</text:span><text:span text:style-name="T2">S 192 Software Engineering II</text:span></text:p>
      <text:p text:style-name="P5">Implementation Plan <text:span text:style-name="T4">and Accountability Report</text:span></text:p>
      <text:p text:style-name="P5"/>
      <text:p text:style-name="P6">Developer’s Group Name: <text:span text:style-name="T5">Team 6 Absences</text:span></text:p>
      <text:p text:style-name="P6">Project Name: <text:span text:style-name="T5">Attendance Checker</text:span></text:p>
      <text:p text:style-name="P3"/>
      <text:p text:style-name="P4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9">Sprint No.</text:p>
          </table:table-cell>
          <table:table-cell table:style-name="Table1.A1" office:value-type="string">
            <text:p text:style-name="P19">Date</text:p>
          </table:table-cell>
          <table:table-cell table:style-name="Table1.A1" office:value-type="string">
            <text:p text:style-name="P19">Activity</text:p>
          </table:table-cell>
          <table:table-cell table:style-name="Table1.A1" office:value-type="string">
            <text:p text:style-name="P19">Accountability</text:p>
            <text:p text:style-name="P19">(Name of Person)</text:p>
          </table:table-cell>
          <table:table-cell table:style-name="Table1.A1" office:value-type="string">
            <text:p text:style-name="P20">Output</text:p>
          </table:table-cell>
          <table:table-cell table:style-name="Table1.A1" office:value-type="string">
            <text:p text:style-name="P21">Done</text:p>
            <text:p text:style-name="P21">(Y/N)</text:p>
          </table:table-cell>
          <table:table-cell table:style-name="Table1.G1" office:value-type="string">
            <text:p text:style-name="P19">Remarks</text:p>
          </table:table-cell>
        </table:table-row>
        <table:table-row>
          <table:table-cell table:style-name="Table1.A2" table:number-rows-spanned="11" office:value-type="string">
            <text:p text:style-name="P9">1</text:p>
          </table:table-cell>
          <table:table-cell table:style-name="Table1.B3" office:value-type="string">
            <text:p text:style-name="P12">1/25/17</text:p>
          </table:table-cell>
          <table:table-cell table:style-name="Table1.C3" office:value-type="string">
            <text:p text:style-name="P8">Plan and prepare Sprint Review Checklist</text:p>
          </table:table-cell>
          <table:table-cell table:style-name="Table1.D3" office:value-type="string">
            <text:p text:style-name="P17">Faneallrich Li Yao</text:p>
          </table:table-cell>
          <table:table-cell table:style-name="Table1.E3" office:value-type="string">
            <text:p text:style-name="P17">Sprint Review Checklist</text:p>
          </table:table-cell>
          <table:table-cell table:style-name="Table1.F3" office:value-type="string">
            <text:p text:style-name="P31">Y</text:p>
          </table:table-cell>
          <table:table-cell table:style-name="Table1.G3" office:value-type="string">
            <text:p text:style-name="P8"/>
          </table:table-cell>
        </table:table-row>
        <table:table-row>
          <table:covered-table-cell/>
          <table:table-cell table:style-name="Table1.B3" office:value-type="string">
            <text:p text:style-name="P12"/>
          </table:table-cell>
          <table:table-cell table:style-name="Table1.C3" office:value-type="string">
            <text:p text:style-name="P30">Prepare Implementation Plan</text:p>
          </table:table-cell>
          <table:table-cell table:style-name="Table1.D3" office:value-type="string">
            <text:p text:style-name="P30">Jeremy Micah Choa</text:p>
          </table:table-cell>
          <table:table-cell table:style-name="Table1.E3" office:value-type="string">
            <text:p text:style-name="P28">Implementation Plan</text:p>
          </table:table-cell>
          <table:table-cell table:style-name="Table1.F3" office:value-type="string">
            <text:p text:style-name="P35">Y</text:p>
          </table:table-cell>
          <table:table-cell table:style-name="Table1.G3" office:value-type="string">
            <text:p text:style-name="P8"/>
          </table:table-cell>
        </table:table-row>
        <table:table-row>
          <table:covered-table-cell/>
          <table:table-cell table:style-name="Table1.B11" office:value-type="string">
            <text:p text:style-name="P12">1/25/17 – 2/1/17</text:p>
          </table:table-cell>
          <table:table-cell table:style-name="Table1.C5" office:value-type="string">
            <text:p text:style-name="P8">Code</text:p>
            <text:p text:style-name="P12">Upload and Delete Class functionality</text:p>
            <text:p text:style-name="P15">Check Attendance functionality</text:p>
          </table:table-cell>
          <table:table-cell table:style-name="Table1.D11" office:value-type="string">
            <text:p text:style-name="P12">Kenneth Velasquez</text:p>
            <text:p text:style-name="P12"/>
          </table:table-cell>
          <table:table-cell table:style-name="Table1.E5" office:value-type="string">
            <text:p text:style-name="P11">Source Code</text:p>
          </table:table-cell>
          <table:table-cell table:style-name="Table1.F5" office:value-type="string">
            <text:p text:style-name="P33"/>
          </table:table-cell>
          <table:table-cell table:style-name="Table1.G5" office:value-type="string">
            <text:p text:style-name="P12">Remember to add class sessions</text:p>
            <text:p text:style-name="P13">GUI might not be completed by the end of split, <text:span text:style-name="T7">terminal interface for testing if GUI not completed</text:span></text:p>
          </table:table-cell>
        </table:table-row>
        <table:table-row>
          <table:covered-table-cell/>
          <table:table-cell table:style-name="Table1.B11" office:value-type="string">
            <text:p text:style-name="P12"/>
          </table:table-cell>
          <table:table-cell table:style-name="Table1.C5" office:value-type="string">
            <text:p text:style-name="P30">Code </text:p>
            <text:p text:style-name="P30">GUI, View Class functionality</text:p>
          </table:table-cell>
          <table:table-cell table:style-name="Table1.D11" office:value-type="string">
            <text:p text:style-name="P24">Jeremy Micah Choa</text:p>
          </table:table-cell>
          <table:table-cell table:style-name="Table1.E5" office:value-type="string">
            <text:p text:style-name="P30">Source Code</text:p>
          </table:table-cell>
          <table:table-cell table:style-name="Table1.F5" office:value-type="string">
            <text:p text:style-name="P33"/>
          </table:table-cell>
          <table:table-cell table:style-name="Table1.G5" office:value-type="string">
            <text:p text:style-name="P12"/>
          </table:table-cell>
        </table:table-row>
        <table:table-row>
          <table:covered-table-cell/>
          <table:table-cell table:style-name="Table1.B11" office:value-type="string">
            <text:p text:style-name="P12">2/1/17</text:p>
          </table:table-cell>
          <table:table-cell table:style-name="Table1.C9" office:value-type="string">
            <text:p text:style-name="P8">Test</text:p>
            <text:p text:style-name="P12">- Persistence of Upload Class and class session functionality</text:p>
            <text:p text:style-name="P16">- View Class displays students and can toggle session number</text:p>
            <text:p text:style-name="P15">- Attendance checking is unique and works across sessions</text:p>
            <text:p text:style-name="P14">- GUI works</text:p>
          </table:table-cell>
          <table:table-cell table:style-name="Table1.D11" office:value-type="string">
            <text:p text:style-name="P13">Faneallrich Li Yao</text:p>
          </table:table-cell>
          <table:table-cell table:style-name="Table1.E9" office:value-type="string">
            <text:p text:style-name="P11">Test Scorecard Result</text:p>
          </table:table-cell>
          <table:table-cell table:style-name="Table1.F9" office:value-type="string">
            <text:p text:style-name="P34"/>
          </table:table-cell>
          <table:table-cell table:style-name="Table1.G9" office:value-type="string">
            <text:p text:style-name="P10">Use Test Scorecard done in CS 191</text:p>
          </table:table-cell>
        </table:table-row>
        <table:table-row>
          <table:covered-table-cell/>
          <table:table-cell table:style-name="Table1.B11" office:value-type="string">
            <text:p text:style-name="P12">2/1/17 – 2/<text:span text:style-name="T9">2</text:span>/17</text:p>
          </table:table-cell>
          <table:table-cell table:style-name="Table1.C9" office:value-type="string">
            <text:p text:style-name="P12">Fix bugs found in Testing <text:span text:style-name="T10">for Upload and Delete Class and Check Attendance</text:span></text:p>
          </table:table-cell>
          <table:table-cell table:style-name="Table1.D11" office:value-type="string">
            <text:p text:style-name="P12">Kenneth Velasquez</text:p>
            <text:p text:style-name="P18"/>
          </table:table-cell>
          <table:table-cell table:style-name="Table1.E9" office:value-type="string">
            <text:p text:style-name="P7"/>
          </table:table-cell>
          <table:table-cell table:style-name="Table1.F9" office:value-type="string">
            <text:p text:style-name="P33"/>
          </table:table-cell>
          <table:table-cell table:style-name="Table1.G9" office:value-type="string">
            <text:p text:style-name="P12"/>
          </table:table-cell>
        </table:table-row>
        <table:table-row>
          <table:covered-table-cell/>
          <table:table-cell table:style-name="Table1.B11" office:value-type="string">
            <text:p text:style-name="P12">2/1/17 – 2/<text:span text:style-name="T9">2</text:span>/17</text:p>
          </table:table-cell>
          <table:table-cell table:style-name="Table1.C9" office:value-type="string">
            <text:p text:style-name="P12">Fix bugs found in Testing <text:span text:style-name="T10">for GUI and View Class</text:span></text:p>
          </table:table-cell>
          <table:table-cell table:style-name="Table1.D11" office:value-type="string">
            <text:p text:style-name="P30">Jeremy Micah Choa</text:p>
          </table:table-cell>
          <table:table-cell table:style-name="Table1.E9" office:value-type="string">
            <text:p text:style-name="P7"/>
          </table:table-cell>
          <table:table-cell table:style-name="Table1.F9" office:value-type="string">
            <text:p text:style-name="P33"/>
          </table:table-cell>
          <table:table-cell table:style-name="Table1.G9" office:value-type="string">
            <text:p text:style-name="P12"/>
          </table:table-cell>
        </table:table-row>
        <table:table-row>
          <table:covered-table-cell/>
          <table:table-cell table:style-name="Table1.B11" office:value-type="string">
            <text:p text:style-name="P30">2/3/17</text:p>
          </table:table-cell>
          <table:table-cell table:style-name="Table1.C9" office:value-type="string">
            <text:p text:style-name="P30">Retesting</text:p>
          </table:table-cell>
          <table:table-cell table:style-name="Table1.D11" office:value-type="string">
            <text:p text:style-name="P30">Faneallrich Li Yao</text:p>
          </table:table-cell>
          <table:table-cell table:style-name="Table1.E9" office:value-type="string">
            <text:p text:style-name="P7"/>
          </table:table-cell>
          <table:table-cell table:style-name="Table1.F9" office:value-type="string">
            <text:p text:style-name="P33"/>
          </table:table-cell>
          <table:table-cell table:style-name="Table1.G9" office:value-type="string">
            <text:p text:style-name="P12"/>
          </table:table-cell>
        </table:table-row>
        <table:table-row>
          <table:covered-table-cell/>
          <table:table-cell table:style-name="Table1.B10" office:value-type="string">
            <text:p text:style-name="P12">2/<text:span text:style-name="T8">3</text:span>/17</text:p>
          </table:table-cell>
          <table:table-cell table:style-name="Table1.C10" office:value-type="string">
            <text:p text:style-name="P8">Code Review <text:span text:style-name="T10">for Upload and Delete Class, View Class, Check Attendance, GUI functionality</text:span></text:p>
          </table:table-cell>
          <table:table-cell table:style-name="Table1.D10" office:value-type="string">
            <text:p text:style-name="P12">Faneallrich Li Yao</text:p>
          </table:table-cell>
          <table:table-cell table:style-name="Table1.E10" office:value-type="string">
            <text:p text:style-name="P11">Code Review Result</text:p>
          </table:table-cell>
          <table:table-cell table:style-name="Table1.F10" office:value-type="string">
            <text:p text:style-name="P33"/>
          </table:table-cell>
          <table:table-cell table:style-name="Table1.G10" office:value-type="string">
            <text:p text:style-name="P7"/>
          </table:table-cell>
        </table:table-row>
        <table:table-row>
          <table:covered-table-cell/>
          <table:table-cell table:style-name="Table1.B11" office:value-type="string">
            <text:p text:style-name="P12">2/3/17</text:p>
          </table:table-cell>
          <table:table-cell table:style-name="Table1.C11" office:value-type="string">
            <text:p text:style-name="P8">Sprint Review</text:p>
          </table:table-cell>
          <table:table-cell table:style-name="Table1.D11" office:value-type="string">
            <text:p text:style-name="P12">Faneallrich Li Yao</text:p>
          </table:table-cell>
          <table:table-cell table:style-name="Table1.E11" office:value-type="string">
            <text:p text:style-name="P11">Sprint Review Document</text:p>
          </table:table-cell>
          <table:table-cell table:style-name="Table1.F11" office:value-type="string">
            <text:p text:style-name="P33"/>
          </table:table-cell>
          <table:table-cell table:style-name="Table1.G11" office:value-type="string">
            <text:p text:style-name="P7"/>
          </table:table-cell>
        </table:table-row>
        <table:table-row>
          <table:covered-table-cell/>
          <table:table-cell table:style-name="Table1.B12" office:value-type="string">
            <text:p text:style-name="P12">2/3/17</text:p>
          </table:table-cell>
          <table:table-cell table:style-name="Table1.C12" office:value-type="string">
            <text:p text:style-name="P8">Sprint Retrospect</text:p>
          </table:table-cell>
          <table:table-cell table:style-name="Table1.D12" office:value-type="string">
            <text:p text:style-name="P12">Jeremy Micah Choa</text:p>
          </table:table-cell>
          <table:table-cell table:style-name="Table1.E12" office:value-type="string">
            <text:p text:style-name="P11">Sprint Retrospect Document</text:p>
          </table:table-cell>
          <table:table-cell table:style-name="Table1.F12" office:value-type="string">
            <text:p text:style-name="P29"/>
          </table:table-cell>
          <table:table-cell table:style-name="Table1.G12" office:value-type="string">
            <text:p text:style-name="P11">Link to Sprint Release Codes in GitHub</text:p>
          </table:table-cell>
        </table:table-row>
        <table:table-row>
          <table:table-cell table:style-name="Table1.A2" table:number-rows-spanned="7" office:value-type="string">
            <text:p text:style-name="P9">2</text:p>
          </table:table-cell>
          <table:table-cell table:style-name="Table1.B18" office:value-type="string">
            <text:p text:style-name="P8"/>
          </table:table-cell>
          <table:table-cell table:style-name="Table1.C13" office:value-type="string">
            <text:p text:style-name="P8">Plan and prepare Sprint Review Checklist</text:p>
          </table:table-cell>
          <table:table-cell table:style-name="Table1.D18" office:value-type="string">
            <text:p text:style-name="P8"/>
          </table:table-cell>
          <table:table-cell table:style-name="Table1.E13" office:value-type="string">
            <text:p text:style-name="P8"/>
          </table:table-cell>
          <table:table-cell table:style-name="Table1.F13" office:value-type="string">
            <text:p text:style-name="P9"/>
          </table:table-cell>
          <table:table-cell table:style-name="Table1.G13" office:value-type="string">
            <text:p text:style-name="P8"/>
          </table:table-cell>
        </table:table-row>
        <table:table-row>
          <table:covered-table-cell/>
          <table:table-cell table:style-name="Table1.B18" office:value-type="string">
            <text:p text:style-name="P7"/>
          </table:table-cell>
          <table:table-cell table:style-name="Table1.C14" office:value-type="string">
            <text:p text:style-name="P8">Code [What?]*</text:p>
          </table:table-cell>
          <table:table-cell table:style-name="Table1.D18" office:value-type="string">
            <text:p text:style-name="P7"/>
          </table:table-cell>
          <table:table-cell table:style-name="Table1.E14" office:value-type="string">
            <text:p text:style-name="P7"/>
          </table:table-cell>
          <table:table-cell table:style-name="Table1.F14" office:value-type="string">
            <text:p text:style-name="P33"/>
          </table:table-cell>
          <table:table-cell table:style-name="Table1.G14" office:value-type="string">
            <text:p text:style-name="P7"/>
          </table:table-cell>
        </table:table-row>
        <table:table-row>
          <table:covered-table-cell/>
          <table:table-cell table:style-name="Table1.B18" office:value-type="string">
            <text:p text:style-name="P7"/>
          </table:table-cell>
          <table:table-cell table:style-name="Table1.C16" office:value-type="string">
            <text:p text:style-name="P8">Test [What?]*</text:p>
          </table:table-cell>
          <table:table-cell table:style-name="Table1.D18" office:value-type="string">
            <text:p text:style-name="P7"/>
          </table:table-cell>
          <table:table-cell table:style-name="Table1.E16" office:value-type="string">
            <text:p text:style-name="P7"/>
          </table:table-cell>
          <table:table-cell table:style-name="Table1.F16" office:value-type="string">
            <text:p text:style-name="P33"/>
          </table:table-cell>
          <table:table-cell table:style-name="Table1.G16" office:value-type="string">
            <text:p text:style-name="P7"/>
          </table:table-cell>
        </table:table-row>
        <table:table-row>
          <table:covered-table-cell/>
          <table:table-cell table:style-name="Table1.B18" office:value-type="string">
            <text:p text:style-name="P7"/>
          </table:table-cell>
          <table:table-cell table:style-name="Table1.C16" office:value-type="string">
            <text:p text:style-name="P27">Other activities... (Review with Client)</text:p>
          </table:table-cell>
          <table:table-cell table:style-name="Table1.D18" office:value-type="string">
            <text:p text:style-name="P7"/>
          </table:table-cell>
          <table:table-cell table:style-name="Table1.E16" office:value-type="string">
            <text:p text:style-name="P7"/>
          </table:table-cell>
          <table:table-cell table:style-name="Table1.F16" office:value-type="string">
            <text:p text:style-name="P33"/>
          </table:table-cell>
          <table:table-cell table:style-name="Table1.G16" office:value-type="string">
            <text:p text:style-name="P7"/>
          </table:table-cell>
        </table:table-row>
        <table:table-row>
          <table:covered-table-cell/>
          <table:table-cell table:style-name="Table1.B17" office:value-type="string">
            <text:p text:style-name="P7"/>
          </table:table-cell>
          <table:table-cell table:style-name="Table1.C17" office:value-type="string">
            <text:p text:style-name="P8">Code Review [What?]*</text:p>
          </table:table-cell>
          <table:table-cell table:style-name="Table1.D17" office:value-type="string">
            <text:p text:style-name="P7"/>
          </table:table-cell>
          <table:table-cell table:style-name="Table1.E17" office:value-type="string">
            <text:p text:style-name="P7"/>
          </table:table-cell>
          <table:table-cell table:style-name="Table1.F17" office:value-type="string">
            <text:p text:style-name="P33"/>
          </table:table-cell>
          <table:table-cell table:style-name="Table1.G17" office:value-type="string">
            <text:p text:style-name="P7"/>
          </table:table-cell>
        </table:table-row>
        <table:table-row>
          <table:covered-table-cell/>
          <table:table-cell table:style-name="Table1.B18" office:value-type="string">
            <text:p text:style-name="P7"/>
          </table:table-cell>
          <table:table-cell table:style-name="Table1.C18" office:value-type="string">
            <text:p text:style-name="P8">Sprint Review</text:p>
          </table:table-cell>
          <table:table-cell table:style-name="Table1.D18" office:value-type="string">
            <text:p text:style-name="P7"/>
          </table:table-cell>
          <table:table-cell table:style-name="Table1.E18" office:value-type="string">
            <text:p text:style-name="P7"/>
          </table:table-cell>
          <table:table-cell table:style-name="Table1.F18" office:value-type="string">
            <text:p text:style-name="P33"/>
          </table:table-cell>
          <table:table-cell table:style-name="Table1.G18" office:value-type="string">
            <text:p text:style-name="P7"/>
          </table:table-cell>
        </table:table-row>
        <table:table-row>
          <table:covered-table-cell/>
          <table:table-cell table:style-name="Table1.B19" office:value-type="string">
            <text:p text:style-name="P7"/>
          </table:table-cell>
          <table:table-cell table:style-name="Table1.C19" office:value-type="string">
            <text:p text:style-name="P8">Sprint Retrospect</text:p>
          </table:table-cell>
          <table:table-cell table:style-name="Table1.D19" office:value-type="string">
            <text:p text:style-name="P7"/>
          </table:table-cell>
          <table:table-cell table:style-name="Table1.E19" office:value-type="string">
            <text:p text:style-name="P7"/>
          </table:table-cell>
          <table:table-cell table:style-name="Table1.F19" office:value-type="string">
            <text:p text:style-name="P33"/>
          </table:table-cell>
          <table:table-cell table:style-name="Table1.G19" office:value-type="string">
            <text:p text:style-name="P7"/>
          </table:table-cell>
        </table:table-row>
      </table:table>
      <text:p text:style-name="P3"><office:annotation><dc:date>2015-01-27T13:39:14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officeooo:rsid="000bf211" officeooo:paragraph-rsid="000bf211" style:font-size-asian="7pt" style:font-size-complex="8pt"/>
    </style:style>
    <style:style style:name="MT1" style:family="text">
      <style:text-properties officeooo:rsid="00113475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csolamo:2nd AY 201<text:span text:style-name="MT1">5</text:span>-<text:span text:style-name="MT1">201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38:32.273926000</meta:creation-date>
    <dc:date>2017-01-25T09:06:07.800402380</dc:date>
    <meta:editing-duration>PT3H36M33S</meta:editing-duration>
    <meta:editing-cycles>35</meta:editing-cycles>
    <meta:generator>LibreOffice/4.2.6.3$Linux_X86_64 LibreOffice_project/420m0$Build-3</meta:generator>
    <meta:document-statistic meta:table-count="1" meta:image-count="0" meta:object-count="0" meta:page-count="2" meta:paragraph-count="77" meta:word-count="278" meta:character-count="1769" meta:non-whitespace-character-count="1562"/>
  </office:meta>
</office:document-meta>
</file>